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Min Femininity</text:p>
          </table:table-cell>
          <table:table-cell table:style-name="ce1" office:value-type="string">
            <text:p>Max Femininity</text:p>
          </table:table-cell>
          <table:table-cell table:style-name="ce1" office:value-type="string">
            <text:p>Min Masculinity</text:p>
          </table:table-cell>
          <table:table-cell table:style-name="ce1" office:value-type="string">
            <text:p>Max Masculinity</text:p>
          </table:table-cell>
          <table:table-cell table:style-name="ce1" office:value-type="string">
            <text:p>Boolean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butc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femme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high femme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hard femme</text:p>
          </table:table-cell>
          <table:table-cell table:number-columns-repeated="1022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androgynous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nonbinary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effeminate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tombo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bo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feminine-presenting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asculine-presenting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gender non-conforming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genderfluid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soft butch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stone butch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sexua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gender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intersex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cisgender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 male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 female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ga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lesbian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straight male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straight femal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bi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queer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pan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demi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asexual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aromantic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intersex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female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male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der</text:p>
          </table:table-cell>
          <table:table-cell office:value-type="string">
            <text:p>nonbinary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cis female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cis mal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 female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 mal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agend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polygender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bigender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.08.2020</text:date>, <text:time>18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den Madagame</meta:initial-creator>
    <meta:creation-date>2020-08-07T16:46:22</meta:creation-date>
    <dc:date>2020-08-16T18:19:10</dc:date>
    <dc:creator>Holden Madagame</dc:creator>
    <meta:editing-duration>PT1H32M43S</meta:editing-duration>
    <meta:editing-cycles>18</meta:editing-cycles>
    <meta:generator>OpenOffice/4.1.3$Unix OpenOffice.org_project/413m1$Build-9783</meta:generator>
    <meta:document-statistic meta:table-count="3" meta:cell-count="264" meta:object-count="0"/>
    <meta:user-defined meta:name=""/>
  </office:meta>
</office:document-meta>
</file>